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4pt" fo:language="zxx" fo:country="none" fo:font-weight="bold" officeooo:rsid="00102b52" officeooo:paragraph-rsid="00102b5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text-properties style:font-name="Liberation Sans" fo:font-size="14pt" fo:language="zxx" fo:country="none" fo:font-weight="bold" officeooo:rsid="00102b52" officeooo:paragraph-rsid="0013d58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style:font-name="Liberation Sans" fo:font-size="14pt" fo:language="zxx" fo:country="none" fo:font-weight="bold" officeooo:rsid="00102b52" officeooo:paragraph-rsid="00118a9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text-properties style:font-name="Liberation Sans" fo:font-size="14pt" fo:language="zxx" fo:country="none" fo:font-weight="bold" officeooo:rsid="0006f5da" officeooo:paragraph-rsid="0006f5da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text-properties style:font-name="Liberation Sans" fo:font-size="14pt" fo:language="zxx" fo:country="none" fo:font-weight="bold" officeooo:rsid="0006f5da" officeooo:paragraph-rsid="001698b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text-properties style:font-name="Liberation Sans" fo:font-size="14pt" fo:language="zxx" fo:country="none" fo:font-weight="bold" officeooo:rsid="0006f5da" officeooo:paragraph-rsid="001c5200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text-properties style:font-name="Liberation Sans" fo:font-size="14pt" fo:language="zxx" fo:country="none" fo:font-style="normal" fo:font-weight="bold" officeooo:rsid="000401d6" officeooo:paragraph-rsid="000401d6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8" style:family="paragraph" style:parent-style-name="Standard" style:list-style-name="L1">
      <style:text-properties style:font-name="Liberation Sans" fo:font-size="12pt" fo:language="zxx" fo:country="none" officeooo:rsid="000401d6" officeooo:paragraph-rsid="000401d6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style:font-name="Liberation Sans" fo:font-size="12pt" fo:language="zxx" fo:country="none" officeooo:rsid="000401d6" officeooo:paragraph-rsid="000401d6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 style:list-style-name="L8">
      <style:text-properties style:font-name="Liberation Sans" fo:font-size="12pt" fo:language="zxx" fo:country="none" officeooo:rsid="000401d6" officeooo:paragraph-rsid="000401d6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 style:list-style-name="L8">
      <style:text-properties style:font-name="Liberation Sans" fo:font-size="12pt" fo:language="zxx" fo:country="none" officeooo:rsid="000401d6" officeooo:paragraph-rsid="0013d582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list-style-name="L7">
      <style:text-properties style:font-name="Liberation Sans" fo:font-size="12pt" fo:language="zxx" fo:country="none" officeooo:rsid="000401d6" officeooo:paragraph-rsid="000401d6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 style:list-style-name="L2">
      <style:text-properties style:font-name="Liberation Sans" fo:font-size="12pt" fo:language="zxx" fo:country="none" officeooo:rsid="001648c7" officeooo:paragraph-rsid="001648c7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 style:list-style-name="L2">
      <style:text-properties style:font-name="Liberation Sans" fo:font-size="12pt" fo:language="zxx" fo:country="none" officeooo:rsid="0006f5da" officeooo:paragraph-rsid="0006f5da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text-properties style:font-name="Liberation Sans" fo:font-size="12pt" fo:language="zxx" fo:country="none" officeooo:rsid="0006f5da" officeooo:paragraph-rsid="0006f5da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 style:list-style-name="L9">
      <style:text-properties style:font-name="Liberation Sans" fo:font-size="12pt" fo:language="zxx" fo:country="none" officeooo:rsid="0006f5da" officeooo:paragraph-rsid="0006f5da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 style:list-style-name="L10">
      <style:text-properties style:font-name="Liberation Sans" fo:font-size="12pt" fo:language="zxx" fo:country="none" officeooo:rsid="0006f5da" officeooo:paragraph-rsid="0006f5da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 style:list-style-name="L3">
      <style:text-properties style:font-name="Liberation Sans" fo:font-size="12pt" fo:language="zxx" fo:country="none" officeooo:rsid="000873b2" officeooo:paragraph-rsid="000873b2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 style:list-style-name="L3">
      <style:text-properties style:font-name="Liberation Sans" fo:font-size="12pt" fo:language="zxx" fo:country="none" officeooo:rsid="000b8e68" officeooo:paragraph-rsid="000b8e68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 style:list-style-name="L5">
      <style:text-properties style:font-name="Liberation Sans" fo:font-size="12pt" fo:language="zxx" fo:country="none" fo:font-weight="bold" officeooo:rsid="00102b52" officeooo:paragraph-rsid="00102b5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 style:list-style-name="L2">
      <style:text-properties style:font-name="Liberation Sans" fo:font-size="12pt" fo:language="zxx" fo:country="none" fo:font-weight="bold" officeooo:rsid="001648c7" officeooo:paragraph-rsid="001648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 style:list-style-name="L6">
      <style:text-properties style:font-name="Liberation Sans" fo:font-size="12pt" fo:language="zxx" fo:country="none" fo:font-weight="normal" officeooo:rsid="00102b52" officeooo:paragraph-rsid="00102b5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 style:list-style-name="L6">
      <style:text-properties style:font-name="Liberation Sans" fo:font-size="12pt" fo:language="zxx" fo:country="none" fo:font-weight="normal" officeooo:rsid="00102b52" officeooo:paragraph-rsid="00113ec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 style:list-style-name="L4">
      <style:text-properties style:font-name="Liberation Sans" fo:font-size="12pt" fo:language="zxx" fo:country="none" fo:font-weight="normal" officeooo:rsid="000b8e68" officeooo:paragraph-rsid="000b8e6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 style:list-style-name="L4">
      <style:text-properties style:font-name="Liberation Sans" fo:font-size="12pt" fo:language="zxx" fo:country="none" fo:font-weight="normal" officeooo:rsid="000873b2" officeooo:paragraph-rsid="000873b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 style:list-style-name="L4">
      <style:text-properties style:font-name="Liberation Sans" fo:font-size="12pt" fo:language="zxx" fo:country="none" fo:font-weight="normal" officeooo:rsid="00094a68" officeooo:paragraph-rsid="00094a68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0493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86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8a95"/>
    </style:style>
    <style:style style:name="T6" style:family="text">
      <style:text-properties officeooo:rsid="0013d582"/>
    </style:style>
    <style:style style:name="T7" style:family="text">
      <style:text-properties officeooo:rsid="001698b0"/>
    </style:style>
    <style:style style:name="T8" style:family="text">
      <style:text-properties officeooo:rsid="0019bcc1"/>
    </style:style>
    <style:style style:name="T9" style:family="text">
      <style:text-properties officeooo:rsid="001abfc1"/>
    </style:style>
    <style:style style:name="T10" style:family="text">
      <style:text-properties officeooo:rsid="001c520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etodi della classe String</text:p>
      <text:list xml:id="list2530056737" text:style-name="L1">
        <text:list-item>
          <text:p text:style-name="P8"><text:span text:style-name="T2">length()</text:span> restituisce al lunghezza della stringa.</text:p>
        </text:list-item>
        <text:list-item>
          <text:p text:style-name="P8"><text:span text:style-name="T2">String substring(int inizio) </text:span>restituisce un nuovo oggetto String che consiste in una sottostringa della stringa su cui è invocato (il char di posizione inizio è incluso).</text:p>
        </text:list-item>
        <text:list-item>
          <text:p text:style-name="P8"><text:span text:style-name="T2">String substring(int inizio, int fine)</text:span> restituisce un nuovo oggetto String che consiste in una sottostringa della stringa su cui è invocato (il char di posizione inizio è incluso, quello di posizione fine invece no).</text:p>
        </text:list-item>
        <text:list-item>
          <text:p text:style-name="P8"><text:span text:style-name="T2">Int indexOf(char c)</text:span> verifica se la stringa contiene il carattere c e restituisce la posizione (-1 se assente).</text:p>
        </text:list-item>
        <text:list-item>
          <text:p text:style-name="P8"><text:span text:style-name="T2">Boolean equals(String s)</text:span> compara due stringhe (== non si può usare).</text:p>
        </text:list-item>
        <text:list-item>
          <text:p text:style-name="P8"><text:span text:style-name="T2">Boolean equalsIgnoreCase (String str)</text:span> ha la stessa funzione di equals, ma ignora la differenza tra maiuscole e minuscole.</text:p>
        </text:list-item>
        <text:list-item>
          <text:p text:style-name="P8"><text:span text:style-name="T2">Int compareTo (String str)</text:span> confronta le stringhe lessicograficamente.</text:p>
        </text:list-item>
        <text:list-item>
          <text:p text:style-name="P8"><text:span text:style-name="T2">Char charAt(int p)</text:span> restituisce il carattere che occupa la posizione p.</text:p>
        </text:list-item>
        <text:list-item>
          <text:p text:style-name="P8"><text:span text:style-name="T2">String concat(String x)</text:span>, a partire da due stringhe, restituisce una stringa il cui valore è dato dalla sequenza di caratteri della prima stringa seguito dalla sequenza dei caratteri della seconda stringa.</text:p>
        </text:list-item>
        <text:list-item>
          <text:p text:style-name="P8"><text:span text:style-name="T2">replace(char oldChar, char newChar)</text:span> sostituisce il carattere oldChar con il carattere newChar.</text:p>
        </text:list-item>
        <text:list-item>
          <text:p text:style-name="P8"><text:span text:style-name="T2">HashCode() </text:span><text:span text:style-name="T1">restituisce il valore intero del codice hash dell'oggetto.</text:span></text:p>
        </text:list-item>
      </text:list>
      <text:p text:style-name="P9"/>
      <text:p text:style-name="P1">Metodi della classe StringBuffer</text:p>
      <text:list xml:id="list3474387033" text:style-name="L5">
        <text:list-item>
          <text:p text:style-name="P20">public StringBuffer()<text:span text:style-name="T4"> crea uno StringBuffer vuoto con lunghezza iniziale di default (16).</text:span></text:p>
        </text:list-item>
        <text:list-item>
          <text:p text:style-name="P20">public StringBuffer(int length) <text:span text:style-name="T4">crea uno StringBuffer vuoto di lunghezza length.</text:span></text:p>
        </text:list-item>
        <text:list-item>
          <text:p text:style-name="P20">public StringBuffer(String str) <text:span text:style-name="T4">crea uno StringBuffer il cui contenuto iniziale è str e consente di usare indirettamente i costruttori della classe String.</text:span></text:p>
        </text:list-item>
        <text:list-item>
          <text:p text:style-name="P20">Public String toString()<text:span text:style-name="T4"> restituisce la stringa corrispondente.</text:span></text:p>
        </text:list-item>
        <text:list-item>
          <text:p text:style-name="P20">public StringBuffer append (Tipo value)<text:span text:style-name="T4"> concatena la rappresentazione testuale dell'argomento al proprio contenuto.</text:span></text:p>
        </text:list-item>
      </text:list>
      <text:p text:style-name="P9"/>
      <text:p text:style-name="P1">Metodi offerti da Collection</text:p>
      <text:list xml:id="list3193563938" text:style-name="L6">
        <text:list-item>
          <text:p text:style-name="P22"><text:span text:style-name="T2">int size()</text:span> restituisce la dimensione della collezione.</text:p>
        </text:list-item>
        <text:list-item>
          <text:p text:style-name="P22"><text:span text:style-name="T2">boolean isEmpty()</text:span> restituisce true se la collezione non ha elementi, false in caso contrario.</text:p>
        </text:list-item>
        <text:list-item>
          <text:p text:style-name="P22"><text:span text:style-name="T2">boolean contains(Object element)</text:span> verifica che element è incluso nella collezione.</text:p>
        </text:list-item>
        <text:list-item>
          <text:p text:style-name="P22"><text:span text:style-name="T2">boolean add(Object element)</text:span> aggiunge element alla collezione.</text:p>
        </text:list-item>
        <text:list-item>
          <text:p text:style-name="P22"><text:span text:style-name="T2">boolean remove(Object element)</text:span> rimuove element dalla collezione.</text:p>
        </text:list-item>
        <text:list-item>
          <text:p text:style-name="P22"><text:span text:style-name="T2">boolean containsAll(Collection c)</text:span> verifica se c è inclusa nella collezione.</text:p>
        </text:list-item>
        <text:list-item>
          <text:p text:style-name="P22"><text:span text:style-name="T2">boolean addAll(Collection c)</text:span> aggiunge tutti gli elementi di c nella collezione.</text:p>
        </text:list-item>
        <text:list-item>
          <text:p text:style-name="P22"><text:span text:style-name="T2">boolean removeAll(Collection c)</text:span> rimuove tutti gli elementi di c dalla collezione.</text:p>
        </text:list-item>
        <text:list-item>
          <text:p text:style-name="P22"><text:span text:style-name="T2">boolean retainAll(Collection c)</text:span> mantiene nella collezione solo gli elementi che sono anche in c.</text:p>
        </text:list-item>
        <text:list-item>
          <text:p text:style-name="P22"><text:span text:style-name="T2">void clear ()</text:span> elimina tutti gli elementi dalla collezione.</text:p>
        </text:list-item>
        <text:list-item>
          <text:p text:style-name="P22"><text:span text:style-name="T2">Object[] toArray()</text:span> restituisce gli elementi della collezione come un array.</text:p>
        </text:list-item>
        <text:list-item>
          <text:p text:style-name="P22"><text:span text:style-name="T2">Iterator iterator()</text:span> fornisce un iteratore alla collezione, definito per mezzo della seguente interfaccia:</text:p>
        </text:list-item>
        <text:list-item>
          <text:p text:style-name="P23"><text:span text:style-name="T2">interface Iterator</text:span> {</text:p>
          <text:list>
            <text:list-header>
              <text:p text:style-name="P23">boolean hasNext();<text:tab/>//Verificare se esiste un prossimo elemento</text:p>
              <text:p text:style-name="P22">Object next();<text:tab/>//Restituisce l’elemento corrente</text:p>
              <text:p text:style-name="P22">void remove();<text:tab/>//Elimina l’elemento corrente (opzionale)</text:p>
            </text:list-header>
          </text:list>
          <text:p text:style-name="P22">}</text:p>
        </text:list-item>
      </text:list>
      <text:p text:style-name="P9"><text:soft-page-break/></text:p>
      <text:p text:style-name="P2">Metodi <text:span text:style-name="T6">statici </text:span>offerti da Collection</text:p>
      <text:list xml:id="list69492829" text:style-name="L8">
        <text:list-item>
          <text:p text:style-name="P10"><text:span text:style-name="T2">boolean addAll(Collection c, T... elements)</text:span> per aggiungere elementi ad una data collection c.</text:p>
        </text:list-item>
        <text:list-item>
          <text:p text:style-name="P10"><text:span text:style-name="T2">int binarySearch(List list, Object key[, Comparator c])</text:span> per ricercare un elemento key in una lista, fornendo anche un comparatore.</text:p>
        </text:list-item>
        <text:list-item>
          <text:p text:style-name="P10"><text:span text:style-name="T2">void copy(List dest, List src)</text:span> per copiare gli elementi della lista src in quella dest.</text:p>
        </text:list-item>
        <text:list-item>
          <text:p text:style-name="P10"><text:span text:style-name="T2">boolean disjoint(Collection c1, Collection c2)</text:span> per verificare che due collection non abbiano elementi in comune.</text:p>
        </text:list-item>
        <text:list-item>
          <text:p text:style-name="P11"><text:span text:style-name="T2">void fill(List list, Object obj)</text:span> per sostituire tutti gli elementi in list con obj.</text:p>
        </text:list-item>
        <text:list-item>
          <text:p text:style-name="P11"><text:span text:style-name="T2">int frequency(Collection c, Object o)</text:span> per computare le occorrenze nella collection c del valore o.</text:p>
        </text:list-item>
        <text:list-item>
          <text:p text:style-name="P10"><text:span text:style-name="T2">Object max(Collection coll[, Comparator comp])</text:span> per determinare il valore massimo in una collection coll, esiste anche un corrispettivo per il calcolo del minimo.</text:p>
        </text:list-item>
        <text:list-item>
          <text:p text:style-name="P10"><text:span text:style-name="T2">boolean replaceAll(List list, Object oldVal, Object newVal)</text:span> per sostituire un determinato elemento in list con un nuovo valore.</text:p>
        </text:list-item>
        <text:list-item>
          <text:p text:style-name="P10"><text:span text:style-name="T2">void reverse(List list)</text:span> per invertire l’ordine degli elementi in list.</text:p>
        </text:list-item>
        <text:list-item>
          <text:p text:style-name="P10"><text:span text:style-name="T2">void sort(List list[, Comparator c])</text:span> per ordinare gli elementi in una lista dato esplicitamente, o meno, un criterio di comparazione.</text:p>
        </text:list-item>
        <text:list-item>
          <text:p text:style-name="P10"><text:span text:style-name="T2">void swap(List list, int i, int j)</text:span> per scambiare di posto gli elementi di posizione i e j in una lista list.</text:p>
        </text:list-item>
      </text:list>
      <text:p text:style-name="P9"/>
      <text:p text:style-name="P3">Metodi offerti da <text:span text:style-name="T5">Map</text:span></text:p>
      <text:list xml:id="list441005688" text:style-name="L7">
        <text:list-item>
          <text:p text:style-name="P12"><text:span text:style-name="T2">Object put(Object key, Object value)</text:span> per inserire una coppia chiave valore nella mappa.</text:p>
        </text:list-item>
        <text:list-item>
          <text:p text:style-name="P12"><text:span text:style-name="T2">Object get(Object key)</text:span> per ottenere un valore mappato dalla chiave key.</text:p>
        </text:list-item>
        <text:list-item>
          <text:p text:style-name="P12"><text:span text:style-name="T2">Object remove(Object key)</text:span> per rimuovere a coppia identificata dalla chiave key.</text:p>
        </text:list-item>
        <text:list-item>
          <text:p text:style-name="P12"><text:span text:style-name="T2">boolean containsKey(Object key)</text:span> per verificare se una chiave è presente nella mappa.</text:p>
        </text:list-item>
        <text:list-item>
          <text:p text:style-name="P12"><text:span text:style-name="T2">boolean containsValue(Object value)</text:span> per verificare se un valore è presente nella mappa.</text:p>
        </text:list-item>
        <text:list-item>
          <text:p text:style-name="P12"><text:span text:style-name="T2">int size()</text:span> per ritornare la dimensione della mappa.</text:p>
        </text:list-item>
        <text:list-item>
          <text:p text:style-name="P12"><text:span text:style-name="T2">boolean isEmpty()</text:span> per verificare se la mappa ha elementi.</text:p>
        </text:list-item>
        <text:list-item>
          <text:p text:style-name="P12"><text:span text:style-name="T2">void putAll(Map t)</text:span> per inserire in una mappa tutti gli elementi di un’altra mappa.</text:p>
        </text:list-item>
        <text:list-item>
          <text:p text:style-name="P12"><text:span text:style-name="T2">void clear()</text:span> per eliminare tutti gli elementi.</text:p>
        </text:list-item>
        <text:list-item>
          <text:p text:style-name="P12"><text:span text:style-name="T2">Set keySet()</text:span> per ottenere l’insieme di tutte le chiavi nella mappa.</text:p>
        </text:list-item>
        <text:list-item>
          <text:p text:style-name="P12"><text:span text:style-name="T2">Collection values()</text:span> per ottenere la lista dei valori nella mappa.</text:p>
        </text:list-item>
      </text:list>
      <text:p text:style-name="P9"/>
      <text:p text:style-name="P4">Metodi della classe ArrayList</text:p>
      <text:list xml:id="list2275888285" text:style-name="L2">
        <text:list-item>
          <text:p text:style-name="P21">size() <text:span text:style-name="T4">calcola il numero di elementi nella struttura ed usa il metodo </text:span>get(int pos)<text:span text:style-name="T4"> per effettuare gli accessi.</text:span></text:p>
        </text:list-item>
        <text:list-item>
          <text:p text:style-name="P21">Set(int pos, Object o)<text:span text:style-name="T4"> sovrascrive un valore esistente.</text:span></text:p>
        </text:list-item>
        <text:list-item>
          <text:p text:style-name="P21">add(int pos, Object o) <text:span text:style-name="T4">aggiunge un nuovo valore nella posizione pos.</text:span></text:p>
        </text:list-item>
        <text:list-item>
          <text:p text:style-name="P13"><text:span text:style-name="T3">r</text:span><text:span text:style-name="T2">emove(int pos) </text:span><text:span text:style-name="T4">rimuove l'elemento di posizione pos.</text:span></text:p>
        </text:list-item>
        <text:list-item>
          <text:p text:style-name="P14"><text:span text:style-name="T3">B</text:span><text:span text:style-name="T2">oolean add(Element e)</text:span> aggiunge l'elemento alla fine della lista.</text:p>
        </text:list-item>
        <text:list-item>
          <text:p text:style-name="P14"><text:span text:style-name="T2">Boolean remove(Object o) </text:span>rimuove la prima occorrenza dell'oggetto, se presente.</text:p>
        </text:list-item>
      </text:list>
      <text:p text:style-name="P15"/>
      <text:p text:style-name="P5">Metodi della classe <text:span text:style-name="T7">File</text:span></text:p>
      <text:list xml:id="list2661347925" text:style-name="L9">
        <text:list-item>
          <text:p text:style-name="P16"><text:span text:style-name="T2">File(File parent, String child)</text:span> <text:span text:style-name="T7">c</text:span>rea una nuova istanza dell’oggetto File utilizzando l’oggetto File genitore ed il nome.</text:p>
        </text:list-item>
        <text:list-item>
          <text:p text:style-name="P16"><text:soft-page-break/><text:span text:style-name="T2">File(String pathname)</text:span> <text:span text:style-name="T7">c</text:span>rea una nuova istanza dell’oggetto File utilizzando il percorso completo.</text:p>
        </text:list-item>
        <text:list-item>
          <text:p text:style-name="P16"><text:span text:style-name="T2">File(String parent, String child)</text:span> <text:span text:style-name="T7">c</text:span>rea una nuova istanza dell’oggetto File utilizzando il percorso della directory genitore ed il nome del file.</text:p>
        </text:list-item>
        <text:list-item>
          <text:p text:style-name="P16"><text:span text:style-name="T2">Boolean canRead()</text:span> <text:span text:style-name="T7">c</text:span>ontrolla se si hanno i diritti di lettura sul file.</text:p>
        </text:list-item>
        <text:list-item>
          <text:p text:style-name="P16"><text:span text:style-name="T2">Boolean canWrite()</text:span> <text:span text:style-name="T7">c</text:span>ontrolla se si hanno i diritti di scrittura sul file.</text:p>
        </text:list-item>
        <text:list-item>
          <text:p text:style-name="P16"><text:span text:style-name="T2">Boolean delete()</text:span> <text:span text:style-name="T7">c</text:span>ancella il file o la directory corrispondene.</text:p>
        </text:list-item>
        <text:list-item>
          <text:p text:style-name="P16"><text:span text:style-name="T2">Boolean exists()</text:span> <text:span text:style-name="T7">c</text:span>ontrolla se la directory o il file esiste.</text:p>
        </text:list-item>
        <text:list-item>
          <text:p text:style-name="P16"><text:span text:style-name="T2">String getName() </text:span><text:span text:style-name="T8">r</text:span>itorna il nome del file o della directory priva del path.</text:p>
        </text:list-item>
        <text:list-item>
          <text:p text:style-name="P16"><text:span text:style-name="T2">String getPath()</text:span> ritorna il path completo come una stringa.</text:p>
        </text:list-item>
        <text:list-item>
          <text:p text:style-name="P16"><text:span text:style-name="T2">Boolean isDirectory()</text:span> <text:span text:style-name="T9">c</text:span>ontrolla s<text:span text:style-name="T8">e</text:span> l’oggetto file corrisponde ad una directory.</text:p>
        </text:list-item>
        <text:list-item>
          <text:p text:style-name="P16"><text:span text:style-name="T2">Boolean isFile() </text:span><text:span text:style-name="T9">c</text:span>ontrolla se l’oggetto File è corrisponde ad un file.</text:p>
        </text:list-item>
        <text:list-item>
          <text:p text:style-name="P16"><text:span text:style-name="T2">Long length()</text:span> <text:span text:style-name="T8">r</text:span>itorna la lunghezza del file.</text:p>
        </text:list-item>
        <text:list-item>
          <text:p text:style-name="P16"><text:span text:style-name="T2">String[] list()</text:span> <text:span text:style-name="T8">r</text:span>itorna un array di stringhe che corrispondono ai files ed alle cartelle figli dell’oggetto File.</text:p>
        </text:list-item>
        <text:list-item>
          <text:p text:style-name="P16"><text:span text:style-name="T2">Boolean mkdir()</text:span> <text:span text:style-name="T9">c</text:span>rea la cartella corrispondente all’oggetto File corrente.</text:p>
        </text:list-item>
        <text:list-item>
          <text:p text:style-name="P16"><text:span text:style-name="T2">Boolean mkdirs()</text:span> <text:span text:style-name="T9">c</text:span>rea la cartella corrispondente all’oggetto File corrente insieme a quelle genitore se non esistono.</text:p>
        </text:list-item>
        <text:list-item>
          <text:p text:style-name="P16"><text:span text:style-name="T2">Boolean renameTo(File dest)</text:span> <text:span text:style-name="T9">r</text:span>inomina il file.</text:p>
        </text:list-item>
        <text:list-item>
          <text:p text:style-name="P16"><text:span text:style-name="T2">Boolean createNewFile()</text:span> <text:span text:style-name="T8">c</text:span>rea un file vuoto corrispondente all’oggetto File.</text:p>
        </text:list-item>
        <text:list-item>
          <text:p text:style-name="P16"><text:span text:style-name="T2">Boolean setReadOnly()</text:span> <text:span text:style-name="T8">r</text:span>ende il File a sola lettura.</text:p>
        </text:list-item>
      </text:list>
      <text:p text:style-name="P15"/>
      <text:p text:style-name="P6">Metodi della classe <text:span text:style-name="T7">File</text:span><text:span text:style-name="T10">Dialog</text:span></text:p>
      <text:list xml:id="list1950725729" text:style-name="L10">
        <text:list-item>
          <text:p text:style-name="P17"><text:span text:style-name="T2">FileDialog(Frame f)</text:span> <text:span text:style-name="T10">c</text:span>rea una FileDialog collegata ad una Frame f.</text:p>
        </text:list-item>
        <text:list-item>
          <text:p text:style-name="P17"><text:span text:style-name="T2">FileDialog(Frame f, String title)</text:span> <text:span text:style-name="T10">c</text:span>rea una FileDialog collegata ad una Frame f con il titolo title.</text:p>
        </text:list-item>
        <text:list-item>
          <text:p text:style-name="P17"><text:span text:style-name="T2">FileDialog(Frame f, String title, int type) </text:span><text:span text:style-name="T10">c</text:span>rea una FileDialog collegata ad una Frame f con il titolo title; <text:span text:style-name="T10">i</text:span>l tipo di finestra può essere: FileDialog.LOAD o FileDialog.SAVE.</text:p>
        </text:list-item>
        <text:list-item>
          <text:p text:style-name="P17"><text:span text:style-name="T2">String getDirectory()</text:span> <text:span text:style-name="T10">r</text:span>itorna la directory selezionata.</text:p>
        </text:list-item>
        <text:list-item>
          <text:p text:style-name="P17"><text:span text:style-name="T2">String getFile()</text:span> <text:span text:style-name="T10">r</text:span>itorna il nome del file selezionato oppure null se nessun file è stato selezionato.</text:p>
        </text:list-item>
        <text:list-item>
          <text:p text:style-name="P17">i<text:span text:style-name="T2">nt getMode()</text:span> <text:span text:style-name="T10">r</text:span>itorna FileDialog.LOAD o FileDialog.SAVE, a second del <text:span text:style-name="T10">t</text:span>ipo di finestra utilizzata</text:p>
        </text:list-item>
        <text:list-item>
          <text:p text:style-name="P17"><text:span text:style-name="T2">void setDirectory(String directory)</text:span> <text:span text:style-name="T10">c</text:span>ambia la directory corrente</text:p>
        </text:list-item>
        <text:list-item>
          <text:p text:style-name="P17"><text:span text:style-name="T2">void setFile(String fileName)</text:span> <text:span text:style-name="T10">c</text:span>ambia il file corrente</text:p>
        </text:list-item>
        <text:list-item>
          <text:p text:style-name="P17"><text:span text:style-name="T2">void setMode(int mode)</text:span> <text:span text:style-name="T10">c</text:span>ambia il tipo di finestra (FileDialog.SAVE o FileDialog.LOAD).</text:p>
        </text:list-item>
      </text:list>
      <text:p text:style-name="P15"/>
      <text:p text:style-name="P4">Metodi della classe LocalDate</text:p>
      <text:list xml:id="list2679433935" text:style-name="L3">
        <text:list-item>
          <text:p text:style-name="P18"><text:span text:style-name="T2">static LocalDate now() </text:span>ottiene la data attuale dall'orologio del sistema.</text:p>
        </text:list-item>
        <text:list-item>
          <text:p text:style-name="P18"><text:span text:style-name="T2">Static LocalDate of(int year, int month, int dayOfMonth)</text:span> ottiene un'istanza di LocalDate da anno, mese e giorno.</text:p>
        </text:list-item>
        <text:list-item>
          <text:p text:style-name="P18"><text:span text:style-name="T2">Static LocalDate parse(CharSequence text)</text:span> ottiene un istanza di LocalDate da una stringa di testo come 2007-12-23.</text:p>
        </text:list-item>
        <text:list-item>
          <text:p text:style-name="P18"><text:span text:style-name="T2">int getDayOfMonth()</text:span> ottiene il giorno.</text:p>
        </text:list-item>
        <text:list-item>
          <text:p text:style-name="P18"><text:span text:style-name="T2">Int getMonth()</text:span> ottiene il mese.</text:p>
        </text:list-item>
        <text:list-item>
          <text:p text:style-name="P18"><text:span text:style-name="T2">Int getYear()</text:span> ottiene l'anno.</text:p>
        </text:list-item>
        <text:list-item>
          <text:p text:style-name="P19">Metodi<text:span text:style-name="T2"> plus</text:span> e <text:span text:style-name="T2">minus</text:span> che prendono un long da sommare o sottrarre al campo specificato.</text:p>
        </text:list-item>
      </text:list>
      <text:p text:style-name="P15"/>
      <text:p text:style-name="P4">Metodi della classe Period</text:p>
      <text:list xml:id="list1615257465" text:style-name="L4">
        <text:list-item>
          <text:p text:style-name="P25"><text:soft-page-break/><text:span text:style-name="T2">static Period between(LocalDate startDateInclusive, LocalDate endDateExclusive)</text:span> ottiene un Period corrispondente alla differenza in anni, mesi e giorni tra le due date.</text:p>
        </text:list-item>
        <text:list-item>
          <text:p text:style-name="P26"><text:span text:style-name="T2">Int getDays() </text:span>ottiene la quantità di giorni di questo periodo.</text:p>
        </text:list-item>
        <text:list-item>
          <text:p text:style-name="P26"><text:span text:style-name="T2">Int getMonths()</text:span> ottiene la quantità di mesi di questo periodo.</text:p>
        </text:list-item>
        <text:list-item>
          <text:p text:style-name="P26"><text:span text:style-name="T2">Int getYears() </text:span>ottiene la quantità di anni di questo periodo.</text:p>
        </text:list-item>
        <text:list-item>
          <text:p text:style-name="P24">Metodi<text:span text:style-name="T2"> plus</text:span> e <text:span text:style-name="T2">minus</text:span> che prendono un long da sommare o sottrarre al campo specificat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12:30.829059704</meta:creation-date>
    <dc:date>2023-11-26T20:12:18.433592552</dc:date>
    <meta:editing-duration>PT1H1M29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4" meta:paragraph-count="110" meta:word-count="1359" meta:character-count="8782" meta:non-whitespace-character-count="7633"/>
  </office:meta>
</office:document-meta>
</file>